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 Story #1: My portfolio should have a welcome section with an id of welcome-section.</text:p>
      <text:p text:style-name="Standard"/>
      <text:p text:style-name="Standard">User Story #2: The welcome section should have an h1 element that contains text.</text:p>
      <text:p text:style-name="Standard"/>
      <text:p text:style-name="Standard">User Story #3: My portfolio should have a projects section with an id of projects.</text:p>
      <text:p text:style-name="Standard"/>
      <text:p text:style-name="Standard">User Story #4: The projects section should contain at least one element with a class of project-tile to hold a project.</text:p>
      <text:p text:style-name="Standard"/>
      <text:p text:style-name="Standard">User Story #5: The projects section should contain at least one link to a project.</text:p>
      <text:p text:style-name="Standard"/>
      <text:p text:style-name="Standard">User Story #6: My portfolio should have a navbar with an id of navbar.</text:p>
      <text:p text:style-name="Standard"/>
      <text:p text:style-name="Standard">User Story #7: The navbar should contain at least one link that I can click on to navigate to different sections of the page.</text:p>
      <text:p text:style-name="Standard"/>
      <text:p text:style-name="Standard">User Story #8: My portfolio should have a link with an id of profile-link, which opens my GitHub or FCC profile in a new tab.</text:p>
      <text:p text:style-name="Standard"/>
      <text:p text:style-name="Standard">User Story #9: My portfolio should have at least one media query.</text:p>
      <text:p text:style-name="Standard"/>
      <text:p text:style-name="Standard">User Story #10: The height of the welcome section should be equal to the height of the viewport.</text:p>
      <text:p text:style-name="Standard"/>
      <text:p text:style-name="Standard">User Story #11: The navbar should always be at the top of the viewp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30T06:29:46.629000000</dc:date>
    <meta:editing-duration>PT2M25S</meta:editing-duration>
    <meta:editing-cycles>1</meta:editing-cycles>
    <meta:document-statistic meta:table-count="0" meta:image-count="0" meta:object-count="0" meta:page-count="1" meta:paragraph-count="11" meta:word-count="187" meta:character-count="1003" meta:non-whitespace-character-count="827"/>
  </office:meta>
</office:document-meta>
</file>